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/>
    </style:style>
    <style:style style:name="P3" style:family="paragraph">
      <loext:graphic-properties draw:fill="none" draw:fill-color="#ffffff"/>
      <style:text-properties fo:font-size="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6cm" svg:height="9.004cm" svg:x="0cm" svg:y="-0.1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9.373cm" svg:height="8.992cm" svg:x="9.382cm" svg:y="-0.1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0.815cm" svg:height="0.569cm" svg:x="14.462cm" svg:y="8.051cm">
          <draw:text-box>
            <text:p text:style-name="P2">12</text:p>
          </draw:text-box>
        </draw:frame>
        <draw:frame draw:style-name="gr2" draw:text-style-name="P5" draw:layer="layout" svg:width="1.018cm" svg:height="0.725cm" svg:x="3.538cm" svg:y="8.747cm">
          <draw:text-box>
            <text:p text:style-name="P4"><text:span text:style-name="T1">(a)</text:span></text:p>
          </draw:text-box>
        </draw:frame>
        <draw:frame draw:style-name="gr2" draw:text-style-name="P5" draw:layer="layout" svg:width="1.018cm" svg:height="0.725cm" svg:x="13.192cm" svg:y="8.747cm">
          <draw:text-box>
            <text:p text:style-name="P4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79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00:09:58.076447178</meta:creation-date>
    <meta:generator>LibreOffice/5.1.4.2$Linux_X86_64 LibreOffice_project/10m0$Build-2</meta:generator>
    <dc:date>2016-11-22T00:44:38.241498834</dc:date>
    <meta:editing-duration>PT34M39S</meta:editing-duration>
    <meta:editing-cycles>3</meta:editing-cycles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3600" chart:maximum="4600" chart:origin="0" chart:reverse-direction="true" text:line-break="false" loext:try-staggering-first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family="'URW Bookman L'" style:font-style-name="Light" fo:font-size="11pt" style:font-size-asian="9pt" style:font-size-complex="9pt"/>
    </style:style>
    <style:style style:name="ch5" style:family="chart" style:data-style-name="N0">
      <style:chart-properties chart:display-label="true" chart:logarithmic="false" chart:minimum="2500" chart:maximum="3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style:rotation-angle="90"/>
      <style:text-properties fo:font-family="'URW Bookman L'" style:font-style-name="Light" fo:font-size="11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61cm" svg:height="9.005cm" xlink:href="." xlink:type="simple" chart:class="chart:scatter" chart:style-name="ch1">
        <chart:plot-area chart:style-name="ch2" chart:data-source-has-labels="both" svg:x="0.064cm" svg:y="0.174cm" svg:width="8.554cm" svg:height="8.18cm">
          <chartooo:coordinate-region svg:x="0.488cm" svg:y="0.4cm" svg:width="7.031cm" svg:height="7.254cm"/>
          <chart:axis chart:dimension="x" chart:name="primary-x" chart:style-name="ch3" chartooo:axis-type="auto">
            <chart:title svg:x="2.908cm" svg:y="8.244cm" chart:style-name="ch4">
              <text:p>Deadline (ms)</text:p>
            </chart:title>
            <chart:categories table:cell-range-address="local-table.$A$2:.$A$101"/>
          </chart:axis>
          <chart:axis chart:dimension="y" chart:name="primary-y" chart:style-name="ch5">
            <chart:title svg:x="8.616cm" svg:y="6.327cm" chart:style-name="ch6">
              <text:p>Energy Consumption (mJ)</text:p>
            </chart:title>
          </chart:axis>
          <chart:series chart:style-name="ch7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00">
                <text:p>460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0">
                <text:p>459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80">
                <text:p>458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70">
                <text:p>457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60">
                <text:p>456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50">
                <text:p>455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40">
                <text:p>45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0">
                <text:p>453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20">
                <text:p>452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10">
                <text:p>451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">
                <text:p>450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90">
                <text:p>449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0">
                <text:p>448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70">
                <text:p>447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60">
                <text:p>446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0">
                <text:p>445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0">
                <text:p>44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30">
                <text:p>443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0">
                <text:p>442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0">
                <text:p>441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0">
                <text:p>440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0">
                <text:p>439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0">
                <text:p>438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70">
                <text:p>437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60">
                <text:p>436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50">
                <text:p>435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40">
                <text:p>43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30">
                <text:p>433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0">
                <text:p>432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10">
                <text:p>431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0">
                <text:p>430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90">
                <text:p>429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80">
                <text:p>428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70">
                <text:p>427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60">
                <text:p>426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0">
                <text:p>425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40">
                <text:p>424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0">
                <text:p>423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20">
                <text:p>422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10">
                <text:p>421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">
                <text:p>420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90">
                <text:p>419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80">
                <text:p>418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70">
                <text:p>417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60">
                <text:p>416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50">
                <text:p>415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40">
                <text:p>414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30">
                <text:p>413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20">
                <text:p>412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10">
                <text:p>411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00">
                <text:p>410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90">
                <text:p>409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80">
                <text:p>408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70">
                <text:p>407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60">
                <text:p>406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50">
                <text:p>405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40">
                <text:p>404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30">
                <text:p>403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20">
                <text:p>402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10">
                <text:p>401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0">
                <text:p>400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0">
                <text:p>399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80">
                <text:p>398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70">
                <text:p>397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0">
                <text:p>396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50">
                <text:p>395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40">
                <text:p>394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30">
                <text:p>393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20">
                <text:p>392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10">
                <text:p>391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00">
                <text:p>390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90">
                <text:p>389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80">
                <text:p>388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70">
                <text:p>387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60">
                <text:p>3860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50">
                <text:p>3850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40">
                <text:p>3840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30">
                <text:p>3830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20">
                <text:p>3820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10">
                <text:p>3810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0">
                <text:p>3800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90">
                <text:p>379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80">
                <text:p>378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70">
                <text:p>377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60">
                <text:p>376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50">
                <text:p>375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40">
                <text:p>374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30">
                <text:p>373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20">
                <text:p>372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10">
                <text:p>371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00">
                <text:p>3700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0">
                <text:p>3690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80">
                <text:p>3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70">
                <text:p>3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50">
                <text:p>3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40">
                <text:p>3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30">
                <text:p>3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20">
                <text:p>3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10">
                <text:p>36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21">
      <style:chart-properties chart:display-label="true" chart:logarithmic="false" chart:minimum="7.2" chart:maximum="8.4" chart:origin="0" chart:reverse-direction="true" text:line-break="false" loext:try-staggering-first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4" style:family="chart">
      <style:chart-properties style:rotation-angle="0"/>
      <style:text-properties fo:font-family="'URW Bookman L'" style:font-style-name="Light" fo:font-size="10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style:rotation-angle="90"/>
      <style:text-properties fo:font-family="'URW Bookman L'" style:font-style-name="Light" fo:font-size="11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74cm" svg:height="8.993cm" xlink:href="." xlink:type="simple" chart:class="chart:scatter" chart:style-name="ch1">
        <chart:plot-area chart:style-name="ch2" chart:data-source-has-labels="both" svg:x="0.004cm" svg:y="0.131cm" svg:width="8.626cm" svg:height="8.183cm">
          <chartooo:coordinate-region svg:x="0.269cm" svg:y="0.357cm" svg:width="7.262cm" svg:height="7.257cm"/>
          <chart:axis chart:dimension="x" chart:name="primary-x" chart:style-name="ch3" chartooo:axis-type="auto">
            <chart:title svg:x="0.635cm" svg:y="8.247cm" chart:style-name="ch4">
              <text:p>Vulnerability Threshold (10    byte X cycles)</text:p>
            </chart:title>
            <chart:categories table:cell-range-address="local-table.$A$2:.$A$61"/>
          </chart:axis>
          <chart:axis chart:dimension="y" chart:name="primary-y" chart:style-name="ch5">
            <chart:title svg:x="8.661cm" svg:y="6.84cm" chart:style-name="ch6">
              <text:p>Energy Consumption (mJ)</text:p>
            </chart:title>
          </chart:axis>
          <chart:series chart:style-name="ch7" chart:values-cell-range-address="local-table.$C$2:.$C$61" chart:label-cell-address="local-table.$C$1" chart:class="chart:scatter">
            <chart:domain table:cell-range-address="local-table.$B$2:.$B$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nergy Consumption (mJ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90448">
                <text:p>8.39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70448">
                <text:p>8.37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350448">
                <text:p>8.35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30448">
                <text:p>8.33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310448">
                <text:p>8.31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90448">
                <text:p>8.29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70448">
                <text:p>8.27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50448">
                <text:p>8.25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30448">
                <text:p>8.23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10448">
                <text:p>8.21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90448">
                <text:p>8.19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70448">
                <text:p>8.17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50448">
                <text:p>8.15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130448">
                <text:p>8.13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10448">
                <text:p>8.11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90448">
                <text:p>8.09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70448">
                <text:p>8.07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50448">
                <text:p>8.05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30448">
                <text:p>8.03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010448">
                <text:p>8.01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990448">
                <text:p>7.99044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970448">
                <text:p>7.970448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950448">
                <text:p>7.950448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30448">
                <text:p>7.930448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10448">
                <text:p>7.910448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90448">
                <text:p>7.890448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70448">
                <text:p>7.870448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850448">
                <text:p>7.850448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830448">
                <text:p>7.830448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10448">
                <text:p>7.810448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790448">
                <text:p>7.790448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70448">
                <text:p>7.770448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750448">
                <text:p>7.750448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730448">
                <text:p>7.730448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710448">
                <text:p>7.71044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690448">
                <text:p>7.690448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70448">
                <text:p>7.670448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50448">
                <text:p>7.650448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30448">
                <text:p>7.630448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610448">
                <text:p>7.610448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590448">
                <text:p>7.590448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70448">
                <text:p>7.570448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50448">
                <text:p>7.550448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530448">
                <text:p>7.530448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510448">
                <text:p>7.510448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90448">
                <text:p>7.490448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470448">
                <text:p>7.470448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450448">
                <text:p>7.450448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430448">
                <text:p>7.430448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410448">
                <text:p>7.410448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390448">
                <text:p>7.390448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370448">
                <text:p>7.370448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350448">
                <text:p>7.35044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330448">
                <text:p>7.33044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310448">
                <text:p>7.310448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290448">
                <text:p>7.29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270448">
                <text:p>7.27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250448">
                <text:p>7.25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30448">
                <text:p>7.23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210448">
                <text:p>7.2104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